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342618156CF.png" manifest:media-type="image/png"/>
  <manifest:file-entry manifest:full-path="Pictures/1000020100000220000003182C19A0DD.png" manifest:media-type="image/png"/>
  <manifest:file-entry manifest:full-path="Pictures/1000020100000222000003185DBFFD9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57cm" svg:y="0.937cm" svg:width="18.879cm" svg:height="27.384cm" draw:z-index="0"><draw:image xlink:href="Pictures/1000020100000222000003185DBFFD96.png" xlink:type="simple" xlink:show="embed" xlink:actuate="onLoad"/></draw:frame></text:p>
      <text:p text:style-name="P1"><draw:frame draw:style-name="fr1" draw:name="Image2" text:anchor-type="paragraph" svg:x="1.561cm" svg:y="1.139cm" svg:width="18.138cm" svg:height="26.407cm" draw:z-index="1"><draw:image xlink:href="Pictures/1000020100000220000003182C19A0DD.png" xlink:type="simple" xlink:show="embed" xlink:actuate="onLoad"/></draw:frame></text:p>
      <text:p text:style-name="Standard"/>
      <text:p text:style-name="P1"><draw:frame draw:style-name="fr1" draw:name="Image3" text:anchor-type="paragraph" svg:x="1.515cm" svg:y="1.018cm" svg:width="17.642cm" svg:height="27.247cm" draw:z-index="2"><draw:image xlink:href="Pictures/100002010000021C00000342618156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21:39:02.152000000</meta:creation-date>
    <dc:date>2015-08-13T21:44:09.420000000</dc:date>
    <meta:editing-duration>P0D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4.2.6.3$Windows_x86 LibreOffice_project/3fd416d4c6db7d3204c17ce57a1d70f6e531ee21</meta:generator>
  </office:meta>
</office:document-meta>
</file>